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a647" officeooo:paragraph-rsid="001aa647"/>
    </style:style>
    <style:style style:name="P2" style:family="paragraph" style:parent-style-name="Standard">
      <style:text-properties officeooo:rsid="001aa647" officeooo:paragraph-rsid="001c2b4a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aa647" officeooo:paragraph-rsid="001aa64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c2b4a" officeooo:paragraph-rsid="001c2b4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3.6999998092651pt" fo:font-weight="normal" officeooo:rsid="001c2b4a" officeooo:paragraph-rsid="001c2b4a" style:font-size-asian="12pt" style:font-weight-asian="normal" style:font-size-complex="13.6999998092651pt" style:font-weight-complex="normal"/>
    </style:style>
    <style:style style:name="P6" style:family="paragraph" style:parent-style-name="Standard">
      <style:text-properties fo:font-size="13.6999998092651pt" fo:font-weight="normal" officeooo:rsid="001c2b4a" officeooo:paragraph-rsid="001e0a3c" style:font-size-asian="12pt" style:font-weight-asian="normal" style:font-size-complex="13.6999998092651pt" style:font-weight-complex="normal"/>
    </style:style>
    <style:style style:name="P7" style:family="paragraph" style:parent-style-name="Standard">
      <style:text-properties fo:font-size="13.6999998092651pt" fo:font-weight="normal" officeooo:rsid="001c2b4a" officeooo:paragraph-rsid="001edeb3" style:font-size-asian="12pt" style:font-weight-asian="normal" style:font-size-complex="13.6999998092651pt" style:font-weight-complex="normal"/>
    </style:style>
    <style:style style:name="P8" style:family="paragraph" style:parent-style-name="Standard">
      <style:text-properties fo:font-size="13.6999998092651pt" fo:font-weight="normal" officeooo:rsid="001c2b4a" officeooo:paragraph-rsid="001f6e14" style:font-size-asian="12pt" style:font-weight-asian="normal" style:font-size-complex="13.6999998092651pt" style:font-weight-complex="normal"/>
    </style:style>
    <style:style style:name="P9" style:family="paragraph" style:parent-style-name="Standard">
      <style:text-properties fo:font-size="13.6999998092651pt" fo:font-weight="normal" officeooo:rsid="001c2b4a" officeooo:paragraph-rsid="00238f7f" style:font-size-asian="12pt" style:font-weight-asian="normal" style:font-size-complex="13.6999998092651pt" style:font-weight-complex="normal"/>
    </style:style>
    <style:style style:name="P10" style:family="paragraph" style:parent-style-name="Standard">
      <style:text-properties fo:font-size="13.6999998092651pt" fo:font-weight="normal" officeooo:rsid="001c2b4a" officeooo:paragraph-rsid="0023f41f" style:font-size-asian="12pt" style:font-weight-asian="normal" style:font-size-complex="13.699999809265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3.6999998092651pt" fo:font-weight="normal" officeooo:rsid="00280afa" officeooo:paragraph-rsid="00280afa" style:font-size-asian="12pt" style:font-weight-asian="normal" style:font-size-complex="13.699999809265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.6999998092651pt" fo:font-weight="normal" officeooo:rsid="00280afa" officeooo:paragraph-rsid="00280afa" style:font-size-asian="12pt" style:font-weight-asian="normal" style:font-size-complex="13.699999809265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.6999998092651pt" fo:font-weight="normal" officeooo:rsid="00295833" officeooo:paragraph-rsid="00295833" style:font-size-asian="12pt" style:font-weight-asian="normal" style:font-size-complex="13.699999809265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.6999998092651pt" fo:font-weight="normal" officeooo:rsid="00295833" officeooo:paragraph-rsid="00326245" style:font-size-asian="12pt" style:font-weight-asian="normal" style:font-size-complex="13.699999809265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80afa" officeooo:paragraph-rsid="00280af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size="13.6999998092651pt" fo:font-weight="bold" officeooo:rsid="00295833" officeooo:paragraph-rsid="00295833" style:font-size-asian="12pt" style:font-weight-asian="bold" style:font-size-complex="13.6999998092651pt" style:font-weight-complex="bold"/>
    </style:style>
    <style:style style:name="P17" style:family="paragraph" style:parent-style-name="Standard">
      <style:text-properties fo:font-size="13.6999998092651pt" fo:font-weight="normal" officeooo:rsid="001e0a3c" officeooo:paragraph-rsid="001e0a3c" style:font-size-asian="12pt" style:font-weight-asian="normal" style:font-size-complex="13.699999809265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.6999998092651pt" fo:font-weight="normal" officeooo:rsid="00295833" officeooo:paragraph-rsid="00326245" style:font-size-asian="12pt" style:font-weight-asian="normal" style:font-size-complex="13.699999809265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.6999998092651pt" fo:font-weight="normal" officeooo:rsid="0036e285" officeooo:paragraph-rsid="0036e285" style:font-size-asian="12pt" style:font-weight-asian="normal" style:font-size-complex="13.699999809265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.6999998092651pt" fo:font-weight="normal" officeooo:rsid="0036e285" officeooo:paragraph-rsid="00389d2f" style:font-size-asian="12pt" style:font-weight-asian="normal" style:font-size-complex="13.699999809265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.6999998092651pt" fo:font-weight="normal" officeooo:rsid="0036e285" officeooo:paragraph-rsid="003a12b5" style:font-size-asian="12pt" style:font-weight-asian="normal" style:font-size-complex="13.699999809265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.6999998092651pt" fo:font-weight="normal" officeooo:rsid="00389d2f" officeooo:paragraph-rsid="00389d2f" style:font-size-asian="12pt" style:font-weight-asian="normal" style:font-size-complex="13.699999809265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.6999998092651pt" fo:font-weight="normal" officeooo:rsid="003a12b5" officeooo:paragraph-rsid="003a12b5" style:font-size-asian="12pt" style:font-weight-asian="normal" style:font-size-complex="13.699999809265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.6999998092651pt" fo:font-weight="normal" officeooo:rsid="003ddd71" officeooo:paragraph-rsid="003ddd71" style:font-size-asian="12pt" style:font-weight-asian="normal" style:font-size-complex="13.699999809265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.6999998092651pt" fo:font-weight="normal" officeooo:rsid="003f5ad9" officeooo:paragraph-rsid="003f5ad9" style:font-size-asian="12pt" style:font-weight-asian="normal" style:font-size-complex="13.699999809265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.6999998092651pt" fo:font-weight="normal" officeooo:rsid="00411d3f" officeooo:paragraph-rsid="00411d3f" style:font-size-asian="12pt" style:font-weight-asian="normal" style:font-size-complex="13.699999809265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.6999998092651pt" fo:font-weight="normal" officeooo:rsid="0041ae21" officeooo:paragraph-rsid="0041ae21" style:font-size-asian="12pt" style:font-weight-asian="normal" style:font-size-complex="13.6999998092651pt" style:font-weight-complex="normal"/>
    </style:style>
    <style:style style:name="P28" style:family="paragraph" style:parent-style-name="Standard">
      <style:text-properties fo:font-size="13.6999998092651pt" fo:font-weight="bold" officeooo:rsid="00238f7f" officeooo:paragraph-rsid="00238f7f" style:font-size-asian="12pt" style:font-weight-asian="bold" style:font-size-complex="13.6999998092651pt" style:font-weight-complex="bold"/>
    </style:style>
    <style:style style:name="P29" style:family="paragraph" style:parent-style-name="Standard">
      <style:text-properties fo:font-size="13.6999998092651pt" fo:font-weight="bold" officeooo:rsid="00238f7f" officeooo:paragraph-rsid="0023f41f" style:font-size-asian="12pt" style:font-weight-asian="bold" style:font-size-complex="13.6999998092651pt" style:font-weight-complex="bold"/>
    </style:style>
    <style:style style:name="P30" style:family="paragraph" style:parent-style-name="Standard">
      <style:text-properties fo:font-size="13.6999998092651pt" fo:font-weight="bold" officeooo:rsid="0025e6cd" officeooo:paragraph-rsid="0023f41f" style:font-size-asian="12pt" style:font-weight-asian="bold" style:font-size-complex="13.6999998092651pt" style:font-weight-complex="bold"/>
    </style:style>
    <style:style style:name="P31" style:family="paragraph" style:parent-style-name="Standard">
      <style:text-properties fo:font-size="13.6999998092651pt" fo:font-weight="bold" officeooo:rsid="00275491" officeooo:paragraph-rsid="0023f41f" style:font-size-asian="12pt" style:font-weight-asian="bold" style:font-size-complex="13.6999998092651pt" style:font-weight-complex="bold"/>
    </style:style>
    <style:style style:name="P32" style:family="paragraph" style:parent-style-name="Standard">
      <style:paragraph-properties fo:break-before="page"/>
      <style:text-properties fo:font-size="13.6999998092651pt" fo:font-weight="bold" officeooo:rsid="00238f7f" officeooo:paragraph-rsid="00238f7f" style:font-size-asian="12pt" style:font-weight-asian="bold" style:font-size-complex="13.6999998092651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fo:font-size="13.6999998092651pt" fo:font-weight="normal" officeooo:rsid="0036e285" officeooo:paragraph-rsid="0036e285" style:font-size-asian="12pt" style:font-weight-asian="normal" style:font-size-complex="13.6999998092651pt" style:font-weight-complex="normal"/>
    </style:style>
    <style:style style:name="T1" style:family="text">
      <style:text-properties officeooo:rsid="001abe3b"/>
    </style:style>
    <style:style style:name="T2" style:family="text">
      <style:text-properties officeooo:rsid="001d4921"/>
    </style:style>
    <style:style style:name="T3" style:family="text">
      <style:text-properties officeooo:rsid="001e0a3c"/>
    </style:style>
    <style:style style:name="T4" style:family="text">
      <style:text-properties officeooo:rsid="0020d3b3"/>
    </style:style>
    <style:style style:name="T5" style:family="text">
      <style:text-properties officeooo:rsid="0022aad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8f7f" style:font-weight-asian="bold" style:font-weight-complex="bold"/>
    </style:style>
    <style:style style:name="T8" style:family="text">
      <style:text-properties fo:font-weight="bold" officeooo:rsid="0025e6cd" style:font-weight-asian="bold" style:font-weight-complex="bold"/>
    </style:style>
    <style:style style:name="T9" style:family="text">
      <style:text-properties fo:font-weight="bold" officeooo:rsid="00275491" style:font-weight-asian="bold" style:font-weight-complex="bold"/>
    </style:style>
    <style:style style:name="T10" style:family="text">
      <style:text-properties fo:font-weight="bold" officeooo:rsid="002b0870" style:font-weight-asian="bold" style:font-weight-complex="bold"/>
    </style:style>
    <style:style style:name="T11" style:family="text">
      <style:text-properties fo:font-weight="bold" officeooo:rsid="002ec094" style:font-weight-asian="bold" style:font-weight-complex="bold"/>
    </style:style>
    <style:style style:name="T12" style:family="text">
      <style:text-properties fo:font-weight="bold" officeooo:rsid="003032b1" style:font-weight-asian="bold" style:font-weight-complex="bold"/>
    </style:style>
    <style:style style:name="T13" style:family="text">
      <style:text-properties officeooo:rsid="00295833"/>
    </style:style>
    <style:style style:name="T14" style:family="text">
      <style:text-properties officeooo:rsid="002a3a4c"/>
    </style:style>
    <style:style style:name="T15" style:family="text">
      <style:text-properties officeooo:rsid="002cb75c"/>
    </style:style>
    <style:style style:name="T16" style:family="text">
      <style:text-properties officeooo:rsid="00326245"/>
    </style:style>
    <style:style style:name="T17" style:family="text">
      <style:text-properties officeooo:rsid="00389d2f"/>
    </style:style>
    <style:style style:name="T18" style:family="text">
      <style:text-properties officeooo:rsid="003a12b5"/>
    </style:style>
    <style:style style:name="T19" style:family="text">
      <style:text-properties officeooo:rsid="003b123c"/>
    </style:style>
    <style:style style:name="T20" style:family="text">
      <style:text-properties officeooo:rsid="003ddd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adle</text:p>
      <text:p text:style-name="P1"><text:s/>Build</text:p>
      <text:p text:style-name="P1">- clean</text:p>
      <text:p text:style-name="P1">- javac</text:p>
      <text:p text:style-name="P1">- test (java org.junit.runner.JunitCore[ test class name])</text:p>
      <text:p text:style-name="P2">- packaging(jar[java packaged], war[web packaging – <text:span text:style-name="T1">tomcat 등</text:span>], ear[enterprise</text:p>
      <text:p text:style-name="P2"><text:s text:c="3"/>application - <text:span text:style-name="T1">ERP, 금융권 등</text:span>])</text:p>
      <text:p text:style-name="P1">- deploy - 서버로 보내주는 과정</text:p>
      <text:p text:style-name="P1"/>
      <text:p text:style-name="P4">Ant<text:span text:style-name="T4">(java 기반 build solution)</text:span></text:p>
      <text:p text:style-name="P5">Linux</text:p>
      <text:p text:style-name="P5"><text:s/>- 프로세서 확인 등 운영을 위해 사용하는 명령을 반드시 잘 알아야함</text:p>
      <text:p text:style-name="P8"><text:s text:c="4"/><text:span text:style-name="T2">(*****아주 기본)</text:span>ex) 이 강의실에서 살아있는 포트 좀 말해주세요</text:p>
      <text:p text:style-name="P8"><text:s/>- 요즘은 보통 ssh방식을 사용해 접속 <text:span text:style-name="T2">(*****아주 기본)</text:span></text:p>
      <text:p text:style-name="P7"><text:s/>- 포트포워딩, 터널링 기본적으로 할줄 알아야 함 <text:span text:style-name="T2">(*****아주 기본)</text:span></text:p>
      <text:p text:style-name="P7"><text:s/>- <text:span text:style-name="T2">shell programming(*****아주 기본)</text:span></text:p>
      <text:p text:style-name="P5"><text:s/>- .<text:span text:style-name="T2">sh file</text:span></text:p>
      <text:p text:style-name="P5"><text:s/>- 배포와 <text:span text:style-name="T3">Rollback 과정</text:span></text:p>
      <text:p text:style-name="P6"><text:s/>- 무중단 시스템 <text:span text:style-name="T3">8080 tomcat, <text:s/>9090 tomcat 띄워서 하나의 서버 죽이고 하나의 서버 배포</text:span></text:p>
      <text:p text:style-name="P17"><text:s text:c="2"/>하고</text:p>
      <text:p text:style-name="P6"><text:s/>- “주키버”를 주로 이용하여 무중단 서비스 진행을 흔히함</text:p>
      <text:p text:style-name="P17"><text:s text:c="2"/>- root(key) : dir(value)</text:p>
      <text:p text:style-name="P6"><text:s text:c="2"/>- 카프카(과대가 공지 때리면 해당 톡방전원이 메세지를 볼수있음)</text:p>
      <text:p text:style-name="P6"><text:s text:c="2"/>- 서버 일랙션</text:p>
      <text:p text:style-name="P6"><text:s/>- <text:span text:style-name="T5">Project, target, task 의 조합 </text:span></text:p>
      <text:p text:style-name="P9"><text:s/>-</text:p>
      <text:p text:style-name="P11"><text:span text:style-name="T7">M</text:span><text:span text:style-name="T6">AVEN - Ant의 대항마</text:span></text:p>
      <text:p text:style-name="P15">- 라이브러리 URL기반으로 관리</text:p>
      <text:p text:style-name="P12">- maven repository안에 사람들이 라이브러리 저장</text:p>
      <text:p text:style-name="P12">- 특정 라이브러리와 호환되는 라이브러리들에게 dependency를 건다</text:p>
      <text:p text:style-name="P12">- clean, package, compile, install, deploy…..등</text:p>
      <text:p text:style-name="P12">- source.main.java 이런 구조를 maven이 탄생시킨 것임</text:p>
      <text:p text:style-name="P12">- <text:span text:style-name="T13">maven의 핵심 dependency</text:span></text:p>
      <text:p text:style-name="P12">- <text:span text:style-name="T14">dependency의 범위가 있음</text:span></text:p>
      <text:p text:style-name="P12"/>
      <text:p text:style-name="P16">Gradle</text:p>
      <text:p text:style-name="P13">- <text:span text:style-name="T14">programming이 가능(groovy 기반)</text:span></text:p>
      <text:p text:style-name="P13">- <text:span text:style-name="T14">maven에서 gradle로 옮기는 사람이 많음 그러나 지금은 maven을 사용하는 사람이 더 많음</text:span></text:p>
      <text:p text:style-name="P13">- <text:span text:style-name="T15">gradle의 장점 → gradlew, gradle.bat 플랫폼 없이….</text:span></text:p>
      <text:p text:style-name="P14">- 버전 정보같은 사항들…</text:p>
      <text:p text:style-name="P14">- <text:span text:style-name="T16">jcenter()가 maven()보다 Spring version이 빨리 올라옴</text:span> </text:p>
      <text:p text:style-name="P33">Docker</text:p>
      <text:p text:style-name="P19">- 2년 전부터 쓰여온 것</text:p>
      <text:p text:style-name="P19">- 반드시 써볼것</text:p>
      <text:p text:style-name="P19">- was configuration deployment(배포) </text:p>
      <text:p text:style-name="P19">- resource(template) deployment</text:p>
      <text:p text:style-name="P19">- classes deployment</text:p>
      <text:p text:style-name="P19">- library deployment</text:p>
      <text:p text:style-name="P19"><text:s/>→ 결과물을 올릴 수 있는 것이 필요(ex tomcat)</text:p>
      <text:p text:style-name="P19"><text:s/>→ 어떠한 경우는 별도로 프로젝트를 관리하는 경우가 있음 (resource, template 등 )</text:p>
      <text:p text:style-name="P19"><text:s/>→ 배포하려면 서버에 copy작업 등 필요</text:p>
      <text:p text:style-name="P19">→ build script안에서 배포하기도 하고 다른 소프트웨어를 이요하는 경우도있음</text:p>
      <text:p text:style-name="P19"/>
      <text:p text:style-name="P22">Deployment</text:p>
      <text:p text:style-name="P19"><text:s/>-FTP, SCP, Shell Script, Copystrano, Webistrano, Ant, Gradle →<text:span text:style-name="T17"> CI Tool</text:span></text:p>
      <text:p text:style-name="P19"/>
      <text:p text:style-name="P19">CI (Real Server, Beta Server 배포)</text:p>
      <text:p text:style-name="P19">- Doce Conflict</text:p>
      <text:p text:style-name="P19">- <text:s/>Agile</text:p>
      <text:p text:style-name="P19">- Continuous Integration<text:span text:style-name="T17">(CI)</text:span></text:p>
      <text:p text:style-name="P19">→ TDD(Test Driven Dvelopement)</text:p>
      <text:p text:style-name="P19">→ <text:s/>배포 주기: 웬만하면 일주일, <text:s/>매일 배포하는 경우도 있음</text:p>
      <text:p text:style-name="P19">→ github(master branch)에 commit을 날리면 자동적으로 build - 배포</text:p>
      <text:p text:style-name="P19">→ 지라</text:p>
      <text:p text:style-name="P19">→ Send Box, </text:p>
      <text:p text:style-name="P19">→<text:span text:style-name="T17"> 빨리 커밋하고 빨리 머지해라 늦어도 일주일에 한번 머지하고 다른 개발자와 conflict나지 않도록 해야한다</text:span></text:p>
      <text:p text:style-name="P19">→<text:span text:style-name="T17"> checkout , build, deploy, test, analyst code coverage, code inspection, source tagging, rollback (본인이 짠 코드의 점수도 나온다…ㅎㅎㅎ)</text:span></text:p>
      <text:p text:style-name="P20">→<text:span text:style-name="T17"> CI Tool → “GoCD, Jenkins/Hudson” 많이 쓰임 – 하나 정도는 사용해볼 것</text:span></text:p>
      <text:p text:style-name="P20"/>
      <text:p text:style-name="P20"><text:span text:style-name="T17">Cloud </text:span></text:p>
      <text:p text:style-name="P20"><text:span text:style-name="T17">- IaaS(Infrastructure as a Service)</text:span></text:p>
      <text:p text:style-name="P22">서버는 굉장히 많은 부분들을 가상화 시켜, 실질적으로 서버는 10대인데 인스턴스는 30개를 만들 수 있어 → 가상화 solution </text:p>
      <text:p text:style-name="P20"><text:span text:style-name="T17">- PaaS(Platform as a Service)</text:span></text:p>
      <text:p text:style-name="P20"/>
      <text:p text:style-name="P20"><text:soft-page-break/>- <text:span text:style-name="T17">SaaS(Software as a Service) </text:span></text:p>
      <text:p text:style-name="P21"><text:span text:style-name="T17">IaaS(Infrastructure as a Service) 안에서 논리적인 레이어를 감싸</text:span></text:p>
      <text:p text:style-name="P21"><text:span text:style-name="T17">IaaS에서 가상화시킨 것 안에서 한번 더 가상화</text:span></text:p>
      <text:p text:style-name="P19"/>
      <text:p text:style-name="P19">가상화된 것의 안에서 가상화를 한번 더 한다 →<text:span text:style-name="T18"> 가상화를 하여 30대의 리눅스 서버를 받았네&gt; 그런데 나는 자바가 필요한데 그럼 그 안에다가 자바를 얹어서 주면 되지 → 가상화 시킨 서버에 자바를 가상화 → Docker</text:span></text:p>
      <text:p text:style-name="P19"/>
      <text:p text:style-name="P23">Docker – Virtual Machine과 상당히 유사하나 Virtual Machine은 아님 - 가상화가 굉장히 쉬움</text:p>
      <text:p text:style-name="P23"><text:s/>반드시 리눅스에서 동작<text:span text:style-name="T19">(Host OS → <text:s/>Linux)</text:span></text:p>
      <text:p text:style-name="P23">리눅스기반에서 동작하는데 OS종자가 다를 수 있음, CentOS에서 RedHat을 사용하려면...가상화 → 자원을 새로 할당하는 것이 아니고 기존 자원을 이용 → Docker는 빠르다!</text:p>
      <text:p text:style-name="P23">화물선에 Container 적재하는 것을 상상하자…</text:p>
      <text:p text:style-name="P24">간단하게 virtual machine이라고 생각하자 → 표면적인 부분은 매우 흡사하나 다른 점은 도커 같은 경우는 OS를 사용자가 설치할 필요는 전혀 없음. </text:p>
      <text:p text:style-name="P23">수민 <text:span text:style-name="T20">Q) 맥OS, Win 전용 Docker 따로있나요?</text:span></text:p>
      <text:p text:style-name="P24">헐크 A) 실제로 윈도우에 Docker를 돌리면 바보같은 짓이에요. 윈도우에서 VM을 이용하여 Linux환경에서 돌려요.</text:p>
      <text:p text:style-name="P24"/>
      <text:p text:style-name="P23">- Virtualization</text:p>
      <text:p text:style-name="P23">- PaaS</text:p>
      <text:p text:style-name="P23">- Not VM()</text:p>
      <text:p text:style-name="P23">- Container</text:p>
      <text:p text:style-name="P23">- Use LXC</text:p>
      <text:p text:style-name="P23"/>
      <text:p text:style-name="P25">키바나, 엘라스틱 서치</text:p>
      <text:p text:style-name="P25"/>
      <text:p text:style-name="P27">injection 되야하는 애들은 final로 선언되어야함~</text:p>
      <text:p text:style-name="P26">construct injection</text:p>
      <text:p text:style-name="P32">면접</text:p>
      <text:p text:style-name="P28">개성, 자신감 - 굉장히 독특하게 바라봄</text:p>
      <text:p text:style-name="P28">개성 - 어 이사람 독특하네 기억에 남아</text:p>
      <text:p text:style-name="P29">자신감 </text:p>
      <text:p text:style-name="P29">- 모를때 저 이거 몰라요 ㅎㅎ 이것도 자신감인데 너무 모르면 안돼</text:p>
      <text:p text:style-name="P29">- 어설프게 아는척 금지</text:p>
      <text:p text:style-name="P29">- 거짓말 절대 안돼</text:p>
      <text:p text:style-name="P29">- 면접관이 함정수사함 그거에 말리면 안돼</text:p>
      <text:p text:style-name="P29">- 사람을 현혹시켜야돼</text:p>
      <text:p text:style-name="P29">- 스타트는 어려운곳으로 가야돼 - 스타트업은 아무때나 갈수있어</text:p>
      <text:p text:style-name="P29">- 큰 회사, 입사하기 어려운 회사로 지원하자!</text:p>
      <text:p text:style-name="P29">- 스타트업에서 미래비전은 그다지 크지가 않아</text:p>
      <text:p text:style-name="P29">- 절대적이지는 않지만 첫발을 들이는 회사에서는 절대절대 연봉을 낮추면 안돼</text:p>
      <text:p text:style-name="P10"><text:span text:style-name="T7">- 연봉은 적어도 </text:span><text:span text:style-name="T8">4000은 받아야 돼, 자신의 몸값을 싸게 책정 금지</text:span></text:p>
      <text:p text:style-name="P30">- 연봉은 percent(%)로 올라감</text:p>
      <text:p text:style-name="P30">- 웬만하면 큰 회사를 가야돼</text:p>
      <text:p text:style-name="P30">- 큰 회사에서 작은 회사로 옮기는 것은 아주 쉬움</text:p>
      <text:p text:style-name="P30">- IT업계는 너어어어무 좁아 인맥관리와 실력관리는 철저하게 해야 됨</text:p>
      <text:p text:style-name="P30">- 도메인을 잘 잡아야돼 - 업무비지니스 도메인(금융, 쇼핑몰) → 자기가 하고픈 것을 해야돼</text:p>
      <text:p text:style-name="P30">경력사원을 채용하는 것에 있어 도메인이 아주 중요해 → 한번 자신이 몸담은 곳에서 계속 돌게된다</text:p>
      <text:p text:style-name="P10"><text:span text:style-name="T8">- </text:span><text:span text:style-name="T9">3년차를 뽑는 이유 → 손이 빠른사람</text:span></text:p>
      <text:p text:style-name="P31">- 5년차 – 도메인</text:p>
      <text:p text:style-name="P31">- 6년차 – 리딩능력</text:p>
      <text:p text:style-name="P31">- 10년차 - 사업할 수 있는사람(팀을 이끌고)</text:p>
      <text:p text:style-name="P31">- 도메인이 마음에 안든다 → 3년차에 이직해야돼</text:p>
      <text:p text:style-name="P31">- 7년차 이상부터는 ‘이 회사가 내 회사다’를 찾아야 함</text:p>
      <text:p text:style-name="P31">- 개발자의 숙명 → 새로운 것을 계속 찾아다녀야 해</text:p>
      <text:p text:style-name="P31">- IPO</text:p>
      <text:p text:style-name="P31">- 스타트업을 가게되면 사장의 출신을 알아야함</text:p>
      <text:p text:style-name="P31">- 스타트업 → 매출규모, 주식가치 등 무조건 신중하게 판간하고 가야됌</text:p>
      <text:p text:style-name="P31">- 우리회사 힘들지만 조금만 참자 → 무조건 ㅌㅌ해야됨</text:p>
      <text:p text:style-name="P31">- 회사에서 공부할거 없음 회사에서 배울생각이면 차라리 대학원을 가자 – 서울권</text:p>
      <text:p text:style-name="P31">- 대학원 - 흐름을 잘 봐야 됨</text:p>
      <text:p text:style-name="P10"><text:span text:style-name="T9">- </text:span><text:span text:style-name="T10">쿠팡, 카카오 개발자 인력난</text:span></text:p>
      <text:p text:style-name="P10"><text:span text:style-name="T9">- </text:span><text:span text:style-name="T11">java8 stream(이거 무조건임) – </text:span><text:span text:style-name="T12">functional programm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5:05:14.680522796</meta:creation-date>
    <dc:date>2018-05-04T17:48:18.422668187</dc:date>
    <meta:editing-duration>PT4H2M46S</meta:editing-duration>
    <meta:editing-cycles>30</meta:editing-cycles>
    <meta:generator>LibreOffice/5.4.6.2$Linux_X86_64 LibreOffice_project/40m0$Build-2</meta:generator>
    <meta:document-statistic meta:table-count="0" meta:image-count="0" meta:object-count="0" meta:page-count="5" meta:paragraph-count="122" meta:word-count="1855" meta:character-count="3742" meta:non-whitespace-character-count="3024"/>
  </office:meta>
</office:document-meta>
</file>